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3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tab/>PET FOLLOW AI</text:p>
      <text:p text:style-name="P1"><text:tab/>PET WANDER AI</text:p>
      <text:p text:style-name="P1"><text:soft-page-break/><text:tab/>ENEMY CHASE AI</text:p>
      <text:p text:style-name="P1"><text:tab/>ENEMY ATTACK AI</text:p>
      <text:p text:style-name="P1"><text:tab/>ENEMY FLEE AI? (DO WE WANT THEM FLEEING AT TIMES?)</text:p>
      <text:p text:style-name="P1"><text:tab/>ENEMY PATROL BEHAVIOUR</text:p>
      <text:p text:style-name="P1"><text:tab/>ENEMY WANDER AI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soft-page-break/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</text:p>
      <text:p text:style-name="P1"><text:tab/><text:tab/>CROSSBOWS (SLOWER FIRING SPEED, HIGHER DAMAGE)</text:p>
      <text:p text:style-name="P1"><text:tab/><text:tab/>DAGGER (FASTER ATTACK, LOWER DAMAGE)</text:p>
      <text:p text:style-name="P1"><text:tab/><text:tab/>SWORDS</text:p>
      <text:p text:style-name="P1"><text:tab/><text:tab/>STAVES</text:p>
      <text:p text:style-name="P1"><text:tab/><text:tab/>WANDS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/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soft-page-break/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text:tab/>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VARIABLE NAMES</text:p>
      <text:p text:style-name="P1"><text:tab/>DOCUMENT NAMING AND FORMATTING</text:p>
      <text:p text:style-name="P1"><text:tab/>FONTS</text:p>
      <text:p text:style-name="P1"><text:tab/><text:tab/>VERDANA 12</text:p>
      <text:p text:style-name="P1"><text:tab/>GITHUB</text:p>
      <text:p text:style-name="P1"><text:tab/>MEETING SCHEDULES (WEEKLY?)</text:p>
      <text:p text:style-name="P1"><text:tab/>UNITY VERSION</text:p>
      <text:p text:style-name="P1"><text:soft-page-break/><text:tab/>SOURCETREE</text:p>
      <text:p text:style-name="P1"><text:tab/>VISUAL STUDIO VERSION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03T14:05:29.53</dc:date>
    <dc:creator>Andrew P</dc:creator>
    <meta:editing-duration>PT37M25S</meta:editing-duration>
    <meta:editing-cycles>6</meta:editing-cycles>
    <meta:document-statistic meta:table-count="0" meta:image-count="0" meta:object-count="0" meta:page-count="5" meta:paragraph-count="178" meta:word-count="418" meta:character-count="3059"/>
  </office:meta>
</office:document-meta>
</file>